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a8b" officeooo:paragraph-rsid="001a6a8b"/>
    </style:style>
    <style:style style:name="P2" style:family="paragraph" style:parent-style-name="Standard">
      <style:text-properties officeooo:rsid="0013cead" officeooo:paragraph-rsid="0013cead"/>
    </style:style>
    <style:style style:name="P3" style:family="paragraph" style:parent-style-name="Text_20_body">
      <style:text-properties style:text-position="0% 100%" officeooo:rsid="0016721c" officeooo:paragraph-rsid="0016721c"/>
    </style:style>
    <style:style style:name="P4" style:family="paragraph" style:parent-style-name="Text_20_body">
      <style:text-properties officeooo:rsid="0016721c" officeooo:paragraph-rsid="0016721c"/>
    </style:style>
    <style:style style:name="P5" style:family="paragraph" style:parent-style-name="Text_20_body">
      <style:text-properties officeooo:rsid="00162817" officeooo:paragraph-rsid="00162817"/>
    </style:style>
    <style:style style:name="P6" style:family="paragraph" style:parent-style-name="Text_20_body">
      <style:text-properties officeooo:rsid="0016653a" officeooo:paragraph-rsid="0016653a"/>
    </style:style>
    <style:style style:name="P7" style:family="paragraph" style:parent-style-name="Text_20_body">
      <style:text-properties officeooo:rsid="001546c3" officeooo:paragraph-rsid="001546c3"/>
    </style:style>
    <style:style style:name="P8" style:family="paragraph" style:parent-style-name="Text_20_body">
      <style:text-properties officeooo:rsid="0021b5e4" officeooo:paragraph-rsid="0021b5e4"/>
    </style:style>
    <style:style style:name="P9" style:family="paragraph" style:parent-style-name="Text_20_body">
      <style:text-properties officeooo:rsid="0023731d" officeooo:paragraph-rsid="0023731d"/>
    </style:style>
    <style:style style:name="P10" style:family="paragraph" style:parent-style-name="Text_20_body">
      <style:text-properties officeooo:rsid="0023f7b3" officeooo:paragraph-rsid="0023f7b3"/>
    </style:style>
    <style:style style:name="P11" style:family="paragraph" style:parent-style-name="Text_20_body">
      <style:text-properties officeooo:rsid="0026e298" officeooo:paragraph-rsid="0026e298"/>
    </style:style>
    <style:style style:name="P12" style:family="paragraph" style:parent-style-name="Text_20_body">
      <style:text-properties officeooo:rsid="002bb8b9" officeooo:paragraph-rsid="002bb8b9"/>
    </style:style>
    <style:style style:name="P13" style:family="paragraph" style:parent-style-name="Text_20_body">
      <style:text-properties officeooo:rsid="002e0072" officeooo:paragraph-rsid="002e0072"/>
    </style:style>
    <style:style style:name="P14" style:family="paragraph" style:parent-style-name="Text_20_body">
      <style:text-properties officeooo:paragraph-rsid="00317f73"/>
    </style:style>
    <style:style style:name="P15" style:family="paragraph" style:parent-style-name="Text_20_body">
      <style:text-properties officeooo:rsid="00287bff" officeooo:paragraph-rsid="00287bff"/>
    </style:style>
    <style:style style:name="P16" style:family="paragraph" style:parent-style-name="Text_20_body">
      <style:text-properties officeooo:rsid="0019ef77" officeooo:paragraph-rsid="0019ef77"/>
    </style:style>
    <style:style style:name="P17" style:family="paragraph" style:parent-style-name="Text_20_body">
      <style:text-properties officeooo:rsid="0019ef77" officeooo:paragraph-rsid="00287bff"/>
    </style:style>
    <style:style style:name="P18" style:family="paragraph" style:parent-style-name="Text_20_body">
      <style:text-properties officeooo:rsid="001e0e25" officeooo:paragraph-rsid="001e0e25"/>
    </style:style>
    <style:style style:name="P19" style:family="paragraph" style:parent-style-name="Heading_20_1">
      <style:text-properties officeooo:rsid="001546c3" officeooo:paragraph-rsid="001546c3"/>
    </style:style>
    <style:style style:name="T1" style:family="text">
      <style:text-properties officeooo:rsid="001407b3"/>
    </style:style>
    <style:style style:name="T2" style:family="text">
      <style:text-properties officeooo:rsid="0016653a"/>
    </style:style>
    <style:style style:name="T3" style:family="text">
      <style:text-properties officeooo:rsid="001fd3ad"/>
    </style:style>
    <style:style style:name="T4" style:family="text">
      <style:text-properties style:font-name="sans-serif" fo:font-size="18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fd3ad" style:font-size-asian="12pt" style:font-size-complex="12pt"/>
    </style:style>
    <style:style style:name="T7" style:family="text">
      <style:text-properties officeooo:rsid="0023731d"/>
    </style:style>
    <style:style style:name="T8" style:family="text">
      <style:text-properties officeooo:rsid="0025e0fa"/>
    </style:style>
    <style:style style:name="T9" style:family="text">
      <style:text-properties officeooo:rsid="00287bff"/>
    </style:style>
    <style:style style:name="T10" style:family="text">
      <style:text-properties officeooo:rsid="002a52cc"/>
    </style:style>
    <style:style style:name="T11" style:family="text">
      <style:text-properties officeooo:rsid="002e0072"/>
    </style:style>
    <style:style style:name="T12" style:family="text">
      <style:text-properties officeooo:rsid="002fb97a"/>
    </style:style>
    <style:style style:name="T13" style:family="text">
      <style:text-properties officeooo:rsid="003133f1"/>
    </style:style>
    <style:style style:name="T14" style:family="text">
      <style:text-properties officeooo:rsid="00317f73"/>
    </style:style>
    <style:style style:name="T15" style:family="text">
      <style:text-properties officeooo:rsid="00329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Question 1</text:h>
      <text:p text:style-name="P7">1) Jonction serrée</text:p>
      <text:p text:style-name="P7">2) Zonula adherens</text:p>
      <text:p text:style-name="P7">3) desmosome</text:p>
      <text:p text:style-name="P7">4) hémi-desmosome</text:p>
      <text:p text:style-name="P7">5) <text:span text:style-name="T8">matrice extracellulaire</text:span></text:p>
      <text:p text:style-name="P7">6) <text:span text:style-name="T8">microvillosités</text:span></text:p>
      <text:h text:style-name="Heading_20_2" text:outline-level="2">Where is basal and apical side</text:h>
      <text:p text:style-name="P5">Basal : <text:span text:style-name="T13">1,2,3</text:span> (montrer avec une flèche)</text:p>
      <text:p text:style-name="P5">Apical : <text:span text:style-name="T14">4</text:span>, (montrer avec un flèche)</text:p>
      <text:h text:style-name="Heading_20_2" text:outline-level="2">What type of cell is this and in what tissue does it occur </text:h>
      <text:p text:style-name="P6">It’s an epithelial cell so it occures an <text:span text:style-name="T15">e</text:span>pithelium.</text:p>
      <text:h text:style-name="Heading_20_2" text:outline-level="2">Why there are four different type of junctions </text:h>
      <text:p text:style-name="P13">The four different types of junctions allow the cell to have four types of exchanges. For example, the first junction is so strict that nothing can pass <text:span text:style-name="T12">through the tissue. The others are able to exchange something with des other cells.</text:span></text:p>
      <text:h text:style-name="P19" text:outline-level="1">Question 2</text:h>
      <text:p text:style-name="P4">Zonula adherens</text:p>
      <text:p text:style-name="P4">1) Cadhérine</text:p>
      <text:p text:style-name="P3">2) membrane</text:p>
      <text:p text:style-name="P3">3) B (béta)-caténine</text:p>
      <text:p text:style-name="P3">4) alpha-caténine</text:p>
      <text:p text:style-name="P3">5) alpha-actinine</text:p>
      <text:h text:style-name="Heading_20_1" text:outline-level="1">Question 6</text:h>
      <text:p text:style-name="P14">Le béton armé rassemble deux éléments essentiel dans la construction: la résistance au tension (les tiges d’acier) et à la compression (le béton) </text:p>
      <text:h text:style-name="P19" text:outline-level="1">Question 7</text:h>
      <text:p text:style-name="P16"/>
      <text:p text:style-name="P18"><text:soft-page-break/>Polyméristion :</text:p>
      <text:p text:style-name="P18">Dépolimérisation :</text:p>
      <text:p text:style-name="P18">Stabilisation :</text:p>
      <text:p text:style-name="P17">Big red object : ARP2/<text:span text:style-name="T9">3</text:span></text:p>
      <text:p text:style-name="P15">actin is a protein linked with ATP <text:span text:style-name="T10">playing a role in cellular migration</text:span></text:p>
      <text:p text:style-name="P11">Les molècules d’actines viennent se greffer sur la chaîne et libèrent 2 molécules d’ATP. Quand la chaîne est finie, il faut qu’elle ne puisse plus se dégrader, donc des molécules contenant capz viennent s’y greffer.</text:p>
      <text:h text:style-name="P19" text:outline-level="1">Question 9</text:h>
      <text:p text:style-name="P12">1) Béta-tubuline</text:p>
      <text:p text:style-name="P12">2) alpha-tubuline</text:p>
      <text:p text:style-name="P12">3) Turc</text:p>
      <text:p text:style-name="P12">4) gama-tubuline</text:p>
      <text:p text:style-name="P12">5) protofilament</text:p>
      <text:p text:style-name="P12">6) centriole</text:p>
      <text:p text:style-name="P12">example : polymérisation des microtubules</text:p>
      <text:h text:style-name="P19" text:outline-level="1">Question 10</text:h>
      <text:p text:style-name="Text_20_body">1) Fact<text:span text:style-name="T3">eu</text:span>r de croissance EGF fixe son récepteur (EGFR)</text:p>
      <text:p text:style-name="Text_20_body"><text:span text:style-name="T3">2</text:span><text:span text:style-name="T6">) </text:span><text:span text:style-name="T5">Activation de la protéine kinase dans le segment</text:span><text:span text:style-name="T4"> </text:span>cytosolique du récepteur</text:p>
      <text:p text:style-name="P8"><text:span text:style-name="T7">3</text:span>) Phosphorylation de la queue du récepteur à l'EGF recrute le complexe Grbe/Sos à la membrane</text:p>
      <text:p text:style-name="P9">4) SOS échange le GDP contre le GTP ce qui « active » la protéine Ras</text:p>
      <text:p text:style-name="P9">5) Cascade d'activation de protéines kinases</text:p>
      <text:p text:style-name="P9">6) ERK entre dans le noyau, elle active les facteurs de transcription et change ainsi l'expression des gènes.</text:p>
      <text:p text:style-name="P10">Theses events appears for the diffentiation of stem cells.</text:p>
      <text:p text:style-name="Text_20_body">QCM</text:p>
      <text:p text:style-name="P2"/>
      <text:p text:style-name="P2">1) Prokaryotic cell contain: ribosomes</text:p>
      <text:p text:style-name="P2">2) Plant cells contain:ribosomes, chloroplasts, mitochondria, a nucleus and a vacuole</text:p>
      <text:p text:style-name="P2">3) In the cell membrane, there is : glycogen, transfer RNA</text:p>
      <text:p text:style-name="P2">4)</text:p>
      <text:p text:style-name="P2"/>
      <text:p text:style-name="P2">7) Protein are chains of amino-acids</text:p>
      <text:p text:style-name="P2"><text:soft-page-break/></text:p>
      <text:p text:style-name="P2"/>
      <text:p text:style-name="P2">10) The organelle indicated by « ? » is a nucleus</text:p>
      <text:p text:style-name="P2">11) The organelle indicated by « 1 » is a mitochondrion</text:p>
      <text:p text:style-name="P2">12) <text:span text:style-name="T1">Abour genetic code : prokaryote and eukaryote share the same genetic code, it is redundant, a codon is a sequence of three nucleotides, several different codons can code for the same amino acid</text:span></text:p>
      <text:p text:style-name="P2"/>
      <text:p text:style-name="P2"/>
      <text:p text:style-name="P1"><text:a xlink:type="simple" xlink:href="https://www.youtube.com/watch?v=G2s4ApgTHaU" text:style-name="Internet_20_link" text:visited-style-name="Visited_20_Internet_20_Link">https://www.youtube.com/watch?v=G2s4ApgTHaU</text:a></text:p>
      <text:p text:style-name="P1"><text:a xlink:type="simple" xlink:href="https://www.youtube.com/watch?v=63-_v4q-mA8" text:style-name="Internet_20_link" text:visited-style-name="Visited_20_Internet_20_Link">https://www.youtube.com/watch?v=63-_v4q-mA8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08:16:56.025657960</meta:creation-date>
    <dc:date>2016-04-27T23:35:55.061486210</dc:date>
    <meta:editing-duration>PT6H42M48S</meta:editing-duration>
    <meta:editing-cycles>22</meta:editing-cycles>
    <meta:generator>LibreOffice/5.1.2.2$Linux_X86_64 LibreOffice_project/10m0$Build-2</meta:generator>
    <meta:document-statistic meta:table-count="0" meta:image-count="0" meta:object-count="0" meta:page-count="3" meta:paragraph-count="57" meta:word-count="409" meta:character-count="2502" meta:non-whitespace-character-count="2147"/>
  </office:meta>
</office:document-meta>
</file>